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Lucida Grande', sans-serif"/>
    <style:font-face style:name="FreeSans2" svg:font-family="FreeSans" style:font-family-generic="swiss"/>
    <style:font-face style:name="DejaVu Sans Mono" svg:font-family="'DejaVu Sans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style:font-name="DejaVu Sans Mono" style:text-underline-style="solid" style:text-underline-width="auto" style:text-underline-color="font-color" fo:font-weight="bold" officeooo:rsid="00047ea5" officeooo:paragraph-rsid="00047ea5" style:font-weight-asian="bold" style:font-weight-complex="bold"/>
    </style:style>
    <style:style style:name="P2" style:family="paragraph" style:parent-style-name="Standard">
      <style:text-properties style:font-name="DejaVu Sans Mono" style:text-underline-style="solid" style:text-underline-width="auto" style:text-underline-color="font-color" fo:font-weight="bold" officeooo:rsid="00047ea5" officeooo:paragraph-rsid="0007e7c0" style:font-weight-asian="bold" style:font-weight-complex="bold"/>
    </style:style>
    <style:style style:name="P3" style:family="paragraph" style:parent-style-name="Standard">
      <style:text-properties style:font-name="DejaVu Sans Mono" style:text-underline-style="solid" style:text-underline-width="auto" style:text-underline-color="font-color" fo:font-weight="bold" officeooo:rsid="00047ea5" officeooo:paragraph-rsid="000929fb" style:font-weight-asian="bold" style:font-weight-complex="bold"/>
    </style:style>
    <style:style style:name="P4" style:family="paragraph" style:parent-style-name="Standard">
      <style:text-properties style:font-name="DejaVu Sans Mono" fo:font-size="10pt" officeooo:rsid="00047ea5" officeooo:paragraph-rsid="00047ea5" style:font-size-asian="10pt" style:font-size-complex="10pt"/>
    </style:style>
    <style:style style:name="P5" style:family="paragraph" style:parent-style-name="Standard">
      <style:text-properties style:font-name="DejaVu Sans Mono" fo:font-size="10pt" officeooo:rsid="00047ea5" officeooo:paragraph-rsid="0007e7c0" style:font-size-asian="10pt" style:font-size-complex="10pt"/>
    </style:style>
    <style:style style:name="P6" style:family="paragraph" style:parent-style-name="Standard">
      <style:text-properties style:font-name="DejaVu Sans Mono" fo:font-size="10pt" officeooo:rsid="00047ea5" officeooo:paragraph-rsid="000929fb" style:font-size-asian="10pt" style:font-size-complex="10pt"/>
    </style:style>
    <style:style style:name="P7" style:family="paragraph" style:parent-style-name="Standard" style:list-style-name="L1">
      <style:text-properties officeooo:paragraph-rsid="001d21d6"/>
    </style:style>
    <style:style style:name="P8" style:family="paragraph" style:parent-style-name="Standard">
      <style:text-properties style:font-name="DejaVu Sans Mono" fo:font-size="10pt" officeooo:rsid="00047ea5" officeooo:paragraph-rsid="00190626" style:font-size-asian="10pt" style:font-size-complex="10pt"/>
    </style:style>
    <style:style style:name="P9" style:family="paragraph" style:parent-style-name="Standard" style:list-style-name="L1">
      <style:text-properties style:font-name="DejaVu Sans Mono" fo:font-size="10pt" officeooo:rsid="00047ea5" officeooo:paragraph-rsid="0008b9ca" style:font-size-asian="10pt" style:font-size-complex="10pt"/>
    </style:style>
    <style:style style:name="P10" style:family="paragraph" style:parent-style-name="Standard">
      <style:text-properties style:font-name="DejaVu Sans Mono" fo:font-size="10pt" officeooo:rsid="00047ea5" officeooo:paragraph-rsid="00047ea5" style:font-size-asian="10pt" style:font-size-complex="10pt"/>
    </style:style>
    <style:style style:name="P11" style:family="paragraph" style:parent-style-name="Standard">
      <style:text-properties style:font-name="DejaVu Sans Mono" fo:font-size="10pt" officeooo:rsid="001fc3d6" officeooo:paragraph-rsid="001fc3d6" style:font-size-asian="10pt" style:font-size-complex="10pt"/>
    </style:style>
    <style:style style:name="P12" style:family="paragraph" style:parent-style-name="Standard">
      <style:text-properties style:font-name="DejaVu Sans Mono" fo:font-size="10pt" officeooo:rsid="00264d88" officeooo:paragraph-rsid="00264d88" style:font-size-asian="10pt" style:font-size-complex="10pt"/>
    </style:style>
    <style:style style:name="P13" style:family="paragraph" style:parent-style-name="Standard">
      <style:text-properties style:font-name="DejaVu Sans Mono" fo:font-size="10pt" fo:font-weight="bold" officeooo:rsid="001fc3d6" officeooo:paragraph-rsid="001fc3d6" style:font-size-asian="10pt" style:font-weight-asian="bold" style:font-size-complex="10pt" style:font-weight-complex="bold"/>
    </style:style>
    <style:style style:name="P14" style:family="paragraph" style:parent-style-name="Standard">
      <style:text-properties style:font-name="DejaVu Sans Mono" fo:font-size="10pt" fo:font-weight="bold" officeooo:rsid="00047ea5" officeooo:paragraph-rsid="00047ea5" style:font-size-asian="10pt" style:font-weight-asian="bold" style:font-size-complex="10pt" style:font-weight-complex="bold"/>
    </style:style>
    <style:style style:name="P15" style:family="paragraph" style:parent-style-name="Standard">
      <style:text-properties style:font-name="DejaVu Sans Mono" fo:font-size="10pt" fo:font-weight="bold" officeooo:rsid="00264d88" officeooo:paragraph-rsid="00264d88" style:font-size-asian="10pt" style:font-weight-asian="bold" style:font-size-complex="10pt" style:font-weight-complex="bold"/>
    </style:style>
    <style:style style:name="P16" style:family="paragraph" style:parent-style-name="Standard">
      <style:text-properties style:font-name="DejaVu Sans Mono" style:text-underline-style="solid" style:text-underline-width="auto" style:text-underline-color="font-color" fo:font-weight="bold" officeooo:rsid="00047ea5" officeooo:paragraph-rsid="00190626" style:font-weight-asian="bold" style:font-weight-complex="bold"/>
    </style:style>
    <style:style style:name="P17" style:family="paragraph" style:parent-style-name="Standard">
      <style:text-properties style:font-name="DejaVu Sans Mono" fo:font-size="9pt" officeooo:rsid="00047ea5" officeooo:paragraph-rsid="00047ea5" style:font-size-asian="9pt" style:font-size-complex="9pt"/>
    </style:style>
    <style:style style:name="P18" style:family="paragraph" style:parent-style-name="Standard">
      <style:text-properties style:font-name="DejaVu Sans Mono" fo:font-size="9pt" officeooo:rsid="00047ea5" officeooo:paragraph-rsid="000929fb" style:font-size-asian="9pt" style:font-size-complex="9pt"/>
    </style:style>
    <style:style style:name="P19" style:family="paragraph" style:parent-style-name="Standard" style:list-style-name="L1">
      <style:text-properties style:font-name="DejaVu Sans Mono" fo:font-size="9pt" officeooo:rsid="00071886" officeooo:paragraph-rsid="00071886" style:font-size-asian="9pt" style:font-size-complex="9pt"/>
    </style:style>
    <style:style style:name="P20" style:family="paragraph" style:parent-style-name="Standard" style:list-style-name="L1">
      <style:text-properties style:font-name="DejaVu Sans Mono" fo:font-size="9pt" officeooo:rsid="00071886" officeooo:paragraph-rsid="0007e7c0" style:font-size-asian="9pt" style:font-size-complex="9pt"/>
    </style:style>
    <style:style style:name="P21" style:family="paragraph" style:parent-style-name="Standard" style:list-style-name="L1">
      <style:text-properties style:font-name="DejaVu Sans Mono" fo:font-size="9pt" officeooo:rsid="000728cc" officeooo:paragraph-rsid="000728cc" style:font-size-asian="9pt" style:font-size-complex="9pt"/>
    </style:style>
    <style:style style:name="P22" style:family="paragraph" style:parent-style-name="Standard" style:list-style-name="L1">
      <style:text-properties style:font-name="DejaVu Sans Mono" fo:font-size="9pt" officeooo:rsid="000728cc" officeooo:paragraph-rsid="0007e7c0" style:font-size-asian="9pt" style:font-size-complex="9pt"/>
    </style:style>
    <style:style style:name="P23" style:family="paragraph" style:parent-style-name="Standard" style:list-style-name="L1">
      <style:text-properties style:font-name="DejaVu Sans Mono" fo:font-size="9pt" officeooo:rsid="0007a4af" officeooo:paragraph-rsid="0007a4af" style:font-size-asian="9pt" style:font-size-complex="9pt"/>
    </style:style>
    <style:style style:name="P24" style:family="paragraph" style:parent-style-name="Standard" style:list-style-name="L1">
      <style:text-properties style:font-name="DejaVu Sans Mono" fo:font-size="9pt" officeooo:rsid="00082d8b" officeooo:paragraph-rsid="00082d8b" style:font-size-asian="9pt" style:font-size-complex="9pt"/>
    </style:style>
    <style:style style:name="P25" style:family="paragraph" style:parent-style-name="Standard" style:list-style-name="L1">
      <style:text-properties style:font-name="DejaVu Sans Mono" fo:font-size="9pt" officeooo:rsid="0008b9ca" officeooo:paragraph-rsid="0008b9ca" style:font-size-asian="9pt" style:font-size-complex="9pt"/>
    </style:style>
    <style:style style:name="P26" style:family="paragraph" style:parent-style-name="Standard" style:list-style-name="L1">
      <style:text-properties style:font-name="DejaVu Sans Mono" fo:font-size="9pt" officeooo:rsid="000eb107" officeooo:paragraph-rsid="000eb107" style:font-size-asian="9pt" style:font-size-complex="9pt"/>
    </style:style>
    <style:style style:name="P27" style:family="paragraph" style:parent-style-name="Standard" style:list-style-name="L1">
      <style:text-properties style:font-name="DejaVu Sans Mono" fo:font-size="9pt" officeooo:rsid="0010335a" officeooo:paragraph-rsid="0010335a" style:font-size-asian="9pt" style:font-size-complex="9pt"/>
    </style:style>
    <style:style style:name="P28" style:family="paragraph" style:parent-style-name="Standard" style:list-style-name="L1">
      <style:text-properties style:font-name="DejaVu Sans Mono" fo:font-size="9pt" officeooo:rsid="00116e19" officeooo:paragraph-rsid="00116e19" style:font-size-asian="9pt" style:font-size-complex="9pt"/>
    </style:style>
    <style:style style:name="P29" style:family="paragraph" style:parent-style-name="Standard">
      <style:text-properties style:font-name="DejaVu Sans Mono" fo:font-size="9pt" officeooo:rsid="00116e19" officeooo:paragraph-rsid="00116e19" style:font-size-asian="9pt" style:font-size-complex="9pt"/>
    </style:style>
    <style:style style:name="P30" style:family="paragraph" style:parent-style-name="Standard" style:list-style-name="L1">
      <style:text-properties style:font-name="DejaVu Sans Mono" fo:font-size="9pt" officeooo:rsid="0014d258" officeooo:paragraph-rsid="0014d258" style:font-size-asian="9pt" style:font-size-complex="9pt"/>
    </style:style>
    <style:style style:name="P31" style:family="paragraph" style:parent-style-name="Standard" style:list-style-name="L1">
      <style:text-properties style:font-name="DejaVu Sans Mono" fo:font-size="9pt" officeooo:rsid="0015046a" officeooo:paragraph-rsid="0015046a" style:font-size-asian="9pt" style:font-size-complex="9pt"/>
    </style:style>
    <style:style style:name="P32" style:family="paragraph" style:parent-style-name="Standard" style:list-style-name="L1">
      <style:text-properties style:font-name="DejaVu Sans Mono" fo:font-size="9pt" officeooo:rsid="00177d62" officeooo:paragraph-rsid="00177d62" style:font-size-asian="9pt" style:font-size-complex="9pt"/>
    </style:style>
    <style:style style:name="P33" style:family="paragraph" style:parent-style-name="Standard" style:list-style-name="L1">
      <style:text-properties style:font-name="DejaVu Sans Mono" fo:font-size="9pt" officeooo:rsid="001af700" officeooo:paragraph-rsid="001af700" style:font-size-asian="9pt" style:font-size-complex="9pt"/>
    </style:style>
    <style:style style:name="T1" style:family="text">
      <style:text-properties officeooo:rsid="0007e7c0"/>
    </style:style>
    <style:style style:name="T2" style:family="text">
      <style:text-properties fo:font-weight="bold" style:font-weight-asian="bold" style:font-weight-complex="bold"/>
    </style:style>
    <style:style style:name="T3" style:family="text">
      <style:text-properties fo:font-weight="bold" officeooo:rsid="0021a203" style:font-weight-asian="bold" style:font-weight-complex="bold"/>
    </style:style>
    <style:style style:name="T4" style:family="text">
      <style:text-properties fo:font-weight="bold" officeooo:rsid="00254447" style:font-weight-asian="bold" style:font-weight-complex="bold"/>
    </style:style>
    <style:style style:name="T5" style:family="text">
      <style:text-properties officeooo:rsid="000929fb"/>
    </style:style>
    <style:style style:name="T6" style:family="text">
      <style:text-properties officeooo:rsid="00120b7e"/>
    </style:style>
    <style:style style:name="T7" style:family="text">
      <style:text-properties officeooo:rsid="0015046a"/>
    </style:style>
    <style:style style:name="T8" style:family="text">
      <style:text-properties fo:font-weight="normal" style:font-weight-asian="normal" style:font-weight-complex="normal"/>
    </style:style>
    <style:style style:name="T9" style:family="text">
      <style:text-properties fo:font-weight="normal" officeooo:rsid="0018f22f" style:font-weight-asian="normal" style:font-weight-complex="normal"/>
    </style:style>
    <style:style style:name="T10" style:family="text">
      <style:text-properties officeooo:rsid="00190626"/>
    </style:style>
    <style:style style:name="T11" style:family="text">
      <style:text-properties fo:font-variant="normal" fo:text-transform="none" fo:color="#000000" style:font-name="Arial" fo:font-size="9pt" fo:letter-spacing="normal" fo:font-style="normal" fo:font-weight="normal" style:font-size-asian="9pt" style:font-size-complex="9pt"/>
    </style:style>
    <style:style style:name="T12" style:family="text">
      <style:text-properties fo:font-variant="normal" fo:text-transform="none" fo:color="#000000" style:font-name="Arial" fo:font-size="9pt" fo:letter-spacing="normal" fo:font-style="normal" fo:font-weight="normal" officeooo:rsid="001d21d6" style:font-size-asian="9pt" style:font-size-complex="9pt"/>
    </style:style>
    <style:style style:name="T13" style:family="text">
      <style:text-properties fo:font-variant="normal" fo:text-transform="none" fo:color="#000000" style:font-name="Arial" fo:font-size="9pt" fo:letter-spacing="normal" fo:font-weight="normal" style:font-size-asian="9pt" style:font-size-complex="9pt"/>
    </style:style>
    <style:style style:name="T14" style:family="text">
      <style:text-properties style:font-name="DejaVu Sans Mono" fo:font-size="9pt" officeooo:rsid="001d21d6" style:font-size-asian="9pt" style:font-size-complex="9pt"/>
    </style:style>
    <style:style style:name="T15" style:family="text">
      <style:text-properties style:font-name="DejaVu Sans Mono" fo:font-size="9pt" officeooo:rsid="001e9da9" style:font-size-asian="9pt" style:font-size-complex="9pt"/>
    </style:style>
    <style:style style:name="T16" style:family="text">
      <style:text-properties officeooo:rsid="0021a203"/>
    </style:style>
    <style:style style:name="T17" style:family="text">
      <style:text-properties officeooo:rsid="00264d88"/>
    </style:style>
    <style:style style:name="T18" style:family="text">
      <style:text-properties officeooo:rsid="002a030a"/>
    </style:style>
    <style:style style:name="T19" style:family="text">
      <style:text-properties officeooo:rsid="002b366f"/>
    </style:style>
    <style:style style:name="T20" style:family="text">
      <style:text-properties officeooo:rsid="002be7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POSITIVA 1</text:p>
      <text:p text:style-name="P4"/>
      <text:p text:style-name="P17"/>
      <text:list xml:id="list3371274136268066204" text:style-name="L1">
        <text:list-item>
          <text:p text:style-name="P19">Productor-Consumidor es un patron de diseño muy común en cualquier sistema operativo.</text:p>
          <text:p text:style-name="P19"/>
        </text:list-item>
        <text:list-item>
          <text:p text:style-name="P21">El productor coloca los datos en la cola en “uno de los extremos” de la misma y el consumidor toma estos datos desde “otro estremo”.</text:p>
          <text:p text:style-name="P21"/>
        </text:list-item>
        <text:list-item>
          <text:p text:style-name="P23">También llamadas FIFOs ya que los datos que primero entran son los que primero salen.</text:p>
        </text:list-item>
      </text:list>
      <text:p text:style-name="P4"/>
      <text:p text:style-name="P4"><text:tab/></text:p>
      <text:p text:style-name="P2">DIAPOSITIVA <text:span text:style-name="T1">2</text:span></text:p>
      <text:p text:style-name="P5"/>
      <text:p text:style-name="P5"/>
      <text:list xml:id="list195025375997524" text:continue-numbering="true" text:style-name="L1">
        <text:list-item>
          <text:p text:style-name="P24">La implementación genérica de una cola en el kernel de Linux se llama <text:span text:style-name="T2">kfifo</text:span>.</text:p>
          <text:p text:style-name="P20"/>
        </text:list-item>
        <text:list-item>
          <text:p text:style-name="P25">La API de la cual vamos a hablar aquí es la perteneciente al kernel 2.6.33 y no la de versiones anteriores ya que su uso es ligeramente diferente.</text:p>
          <text:p text:style-name="P22"/>
        </text:list-item>
        <text:list-item>
          <text:p text:style-name="P25">Esta implementación provee de una serie de funcionalidades básicas para:</text:p>
          <text:list>
            <text:list-item>
              <text:p text:style-name="P25">Crear colas</text:p>
            </text:list-item>
            <text:list-item>
              <text:p text:style-name="P25">Añadir elementos a una cola</text:p>
            </text:list-item>
            <text:list-item>
              <text:p text:style-name="P25">Extraer elementos de una cola</text:p>
            </text:list-item>
            <text:list-item>
              <text:p text:style-name="P25">Obtener elementos de una cola</text:p>
            </text:list-item>
            <text:list-item>
              <text:p text:style-name="P25">Eliminar colas</text:p>
            </text:list-item>
          </text:list>
          <text:p text:style-name="P9"/>
        </text:list-item>
      </text:list>
      <text:p text:style-name="P4"/>
      <text:p text:style-name="P3">DIAPOSITIVA <text:span text:style-name="T5">3</text:span></text:p>
      <text:p text:style-name="P6"/>
      <text:p text:style-name="P18"/>
      <text:list xml:id="list195025374408990" text:continue-numbering="true" text:style-name="L1">
        <text:list-item>
          <text:p text:style-name="P26">La estructura kfifo se encuentra declarada en &lt;linux/kfifo.h&gt; del kernel de linux.</text:p>
          <text:p text:style-name="P27"/>
        </text:list-item>
        <text:list-item>
          <text:p text:style-name="P27">La estructura mantiene 2 offset en la cola. “in” offset y “out” offset.</text:p>
          <text:p text:style-name="P27"/>
        </text:list-item>
        <text:list-item>
          <text:p text:style-name="P27">El in offset es el punto de la cola donde se introducirá el próximo elemento. El out offset es lo contrario, es el punto en la cola donde se realizará la próxima extración.</text:p>
          <text:p text:style-name="P27"/>
        </text:list-item>
        <text:list-item>
          <text:p text:style-name="P28"><text:span text:style-name="T6">De modo que e</text:span>l out offset siempre es menor o igual al in offset</text:p>
        </text:list-item>
      </text:list>
      <text:p text:style-name="P29"/>
      <text:list xml:id="list195024235281001" text:continue-numbering="true" text:style-name="L1">
        <text:list-item>
          <text:p text:style-name="P30">Esta estructura puede ser utilizada para cualquier tipo de datos, ya que como se puede ver, en la estructura, el dato esta representado por un puntero a void (void * <text:span text:style-name="T7">data</text:span>).</text:p>
          <text:p text:style-name="P30"/>
        </text:list-item>
        <text:list-item>
          <text:p text:style-name="P31">Cuando el out offset es igual al in offset, significa que la cola está vacía y no se podrán seguir extrayendo elementos a menos que se añadan previamente a la cola. Cuando el in offset es igual al tamaño de la cola, significa que la cola está llena y no se pueden introducir más elementos a menos que sea vaciada.</text:p>
          <text:p text:style-name="P31"/>
        </text:list-item>
        <text:list-item>
          <text:p text:style-name="P32">La longitud máxima de la cola está representada por el campo <text:span text:style-name="T2">esize</text:span><text:span text:style-name="T8"> de la estructura, </text:span><text:span text:style-name="T9">y su <text:s/>valor se fija cuando la cola es creada.</text:span></text:p>
        </text:list-item>
      </text:list>
      <text:p text:style-name="P4"/>
      <text:p text:style-name="P4"/>
      <text:p text:style-name="P16">DIAPOSITIVA <text:span text:style-name="T10">4</text:span></text:p>
      <text:p text:style-name="P8"/>
      <text:p text:style-name="P8"/>
      <text:list xml:id="list195024072579902" text:continue-numbering="true" text:style-name="L1">
        <text:list-item>
          <text:p text:style-name="P33">Al crear la cola si ha tenido éxito retorna 0, si no retorna un numero negativo (codigo de error).</text:p>
        </text:list-item>
        <text:list-item>
          <text:p text:style-name="P7"><text:span text:style-name="T12">gfp_mask </text:span><text:span text:style-name="T14">se usa para reservar espacio en memoria de tamaño pagina. </text:span><text:span text:style-name="T15">Los flags se encuentran definidos en </text:span><text:span text:style-name="Emphasis"><text:span text:style-name="T13">include/linux/gfp.h</text:span></text:span><text:span text:style-name="Emphasis"><text:span text:style-name="T11">.</text:span></text:span></text:p>
        </text:list-item>
      </text:list>
      <text:p text:style-name="P4"/>
      <text:p text:style-name="P4"/>
      <text:p text:style-name="P11"><text:soft-page-break/></text:p>
      <text:p text:style-name="P11"/>
      <text:p text:style-name="P13">//<text:span text:style-name="T16">le paso el nodo raiz y el elemento que voy a buscar</text:span></text:p>
      <text:p text:style-name="P11">struct my_struct * rb_search_num( struct rb_root * root , int target ){</text:p>
      <text:p text:style-name="P11"><text:tab/><text:span text:style-name="T2">// </text:span><text:span text:style-name="T3">n es el nodo por q voy a ir mirando dentro del arbol</text:span></text:p>
      <text:p text:style-name="P11"><text:s text:c="7"/>struct rb_node * n = root-&gt;rb_node;</text:p>
      <text:p text:style-name="P13"><text:tab/>// <text:span text:style-name="T16">ans es la estructura que contiene cada nodo “n”</text:span></text:p>
      <text:p text:style-name="P11"><text:s text:c="7"/>struct my_struct * ans;</text:p>
      <text:p text:style-name="P13"><text:tab/>// <text:span text:style-name="T16">mientras el nodo no sea hoja</text:span></text:p>
      <text:p text:style-name="P11"><text:s text:c="7"/>while( n ){</text:p>
      <text:p text:style-name="P11"><text:tab/></text:p>
      <text:p text:style-name="P11"><text:s text:c="14"/><text:span text:style-name="T2">//</text:span><text:span text:style-name="T3">sacamos la estructura del nodo n.</text:span></text:p>
      <text:p text:style-name="P13"><text:s text:c="14"/>// <text:span text:style-name="T16">Se pasa n, el tipo que guarda y el miembro de la estructura</text:span></text:p>
      <text:p text:style-name="P13"><text:tab/><text:tab/> <text:s/>// <text:span text:style-name="T16">que contiene el nodo.</text:span></text:p>
      <text:p text:style-name="P11"><text:s text:c="14"/>ans = rb_entry( n , struct my_struct , __nodo );</text:p>
      <text:p text:style-name="P11"><text:tab/><text:tab/> <text:span text:style-name="T2"><text:s/>// </text:span><text:span text:style-name="T4">Miramos si el elemento esta a la izq o der o si lo hemos <text:tab/><text:tab/><text:tab/><text:tab/>encontrado</text:span></text:p>
      <text:p text:style-name="P11"><text:s text:c="14"/>if( target &lt; ans-&gt;__num )</text:p>
      <text:p text:style-name="P11"><text:s text:c="21"/>n = n-&gt;rb_left;</text:p>
      <text:p text:style-name="P11"><text:s text:c="14"/>else if( target &gt; ans-&gt;__num )</text:p>
      <text:p text:style-name="P11"><text:s text:c="21"/>n = n-&gt;rb_right;</text:p>
      <text:p text:style-name="P11"><text:s text:c="14"/>else</text:p>
      <text:p text:style-name="P11"><text:s text:c="21"/>return ans;</text:p>
      <text:p text:style-name="P11"><text:s text:c="7"/>}</text:p>
      <text:p text:style-name="P11"><text:s text:c="7"/>return NULL;</text:p>
      <text:p text:style-name="P11">}</text:p>
      <text:p text:style-name="P4"/>
      <text:p text:style-name="P4"/>
      <text:p text:style-name="P14">// <text:span text:style-name="T17">ademas de pasarke lo mismo que en la otra, le pasamos el nodo en el que se tiene que alojar el elemnto que quiero insertar</text:span></text:p>
      <text:p text:style-name="P12">struct my_struct * rb_insert_node( struct rb_root * root , int target , struct rb_node * source ){</text:p>
      <text:p text:style-name="P12"><text:tab/></text:p>
      <text:p text:style-name="P15"><text:tab/>//<text:span text:style-name="T18">Aqui utilizamos doble puntero xq al llegar a la hoja queremos saberla ubicación del hijo derecho o izq de la hoja para insertar el nuevo elemento</text:span></text:p>
      <text:p text:style-name="P12"><text:s text:c="7"/>struct rb_node **p = &amp;root-&gt;rb_node;</text:p>
      <text:p text:style-name="P15"><text:tab/>// <text:span text:style-name="T18">Se utiliza para saber quien va a ser el padre del nuevo nodo que vamos a insertar</text:span></text:p>
      <text:p text:style-name="P12"><text:s text:c="7"/>struct rb_node *parent = NULL;</text:p>
      <text:p text:style-name="P12"/>
      <text:p text:style-name="P12"><text:s text:c="7"/>struct my_struct * ans;</text:p>
      <text:p text:style-name="P12"/>
      <text:p text:style-name="P15">// <text:span text:style-name="T19">La busqueda es igual que antes controlando que ahora es un doble puntero.</text:span></text:p>
      <text:p text:style-name="P15">// <text:span text:style-name="T19">esta vez no queremos que encuentre el elemento si no el sitio donde se insertara el nuevo elemento (izq o der)</text:span></text:p>
      <text:p text:style-name="P12"><text:s text:c="7"/>while( *p ){</text:p>
      <text:p text:style-name="P12"><text:s text:c="14"/>parent = *p;</text:p>
      <text:p text:style-name="P12"><text:s text:c="14"/>ans = rb_entry( parent , struct my_struct , __nodo );</text:p>
      <text:p text:style-name="P12"><text:s text:c="14"/>if( target &lt; ans-&gt;__num )</text:p>
      <text:p text:style-name="P12"><text:s text:c="21"/>p = &amp;(*p)-&gt;rb_left;</text:p>
      <text:p text:style-name="P12"><text:s text:c="14"/>else if( target &gt; ans-&gt;__num )</text:p>
      <text:p text:style-name="P12"><text:s text:c="21"/>p = &amp;(*p)-&gt;rb_right;</text:p>
      <text:p text:style-name="P12"><text:s text:c="14"/>else</text:p>
      <text:p text:style-name="P12"><text:s text:c="21"/>return ans;</text:p>
      <text:p text:style-name="P12"><text:s text:c="7"/>}</text:p>
      <text:p text:style-name="P15">// <text:span text:style-name="T20">Con esta funcion introducimos el nuevo nodo en el arbol como un nodo ROJO</text:span></text:p>
      <text:p text:style-name="P12"><text:s text:c="7"/>rb_link_node( source , parent , p );</text:p>
      <text:p text:style-name="P15">// <text:span text:style-name="T20">Con esta otra funcion balanceamos el arbol</text:span></text:p>
      <text:p text:style-name="P12"><text:s text:c="7"/>rb_insert_color( source , root );</text:p>
      <text:p text:style-name="P12"><text:s text:c="7"/>return NULL;</text:p>
      <text:p text:style-name="P12">}</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Lucida Grande', sans-serif"/>
    <style:font-face style:name="FreeSans2" svg:font-family="FreeSans" style:font-family-generic="swiss"/>
    <style:font-face style:name="DejaVu Sans Mono" svg:font-family="'DejaVu Sans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termina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Loik</meta:initial-creator>
    <meta:creation-date>2016-01-26T12:41:48.652862464</meta:creation-date>
    <meta:generator>LibreOffice/4.3.3.2$Linux_X86_64 LibreOffice_project/430m0$Build-2</meta:generator>
    <dc:date>2016-01-26T19:50:23.676547552</dc:date>
    <dc:creator>Alejandro Loik</dc:creator>
    <meta:editing-duration>PT3H25M41S</meta:editing-duration>
    <meta:editing-cycles>40</meta:editing-cycles>
    <meta:document-statistic meta:table-count="0" meta:image-count="0" meta:object-count="0" meta:page-count="4" meta:paragraph-count="84" meta:word-count="741" meta:character-count="4209" meta:non-whitespace-character-count="3177"/>
  </office:meta>
</office:document-meta>
</file>